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i>s</mi>
                <mo stretchy="false">+</mo>
                <mn>5</mn>
              </mrow>
              <mrow>
                <mi>s</mi>
                <mn>²</mn>
                <mrow>
                  <mspace width="2em"/>
                  <mo stretchy="false">+</mo>
                  <mspace width="2em"/>
                </mrow>
                <mn>5</mn>
                <mi>s</mi>
                <mrow>
                  <mspace width="2em"/>
                  <mo stretchy="false">+</mo>
                  <mspace width="2em"/>
                </mrow>
                <mn>6</mn>
              </mrow>
            </mfrac>
          </mrow>
        </mtd>
      </mtr>
      <mtr>
        <mtd>
          <mrow/>
        </mtd>
      </mtr>
      <mtr>
        <mtd>
          <mrow>
            <mi>a</mi>
            <mn>.</mn>
            <mspace width="2em"/>
            <mi mathvariant="italic">eq</mi>
            <mspace width="2em"/>
            <mi mathvariant="italic">dif</mi>
          </mrow>
        </mtd>
      </mtr>
      <mtr>
        <mtd>
          <mrow/>
        </mtd>
      </mtr>
      <mtr>
        <mtd>
          <mrow>
            <mrow>
              <mrow>
                <mrow>
                  <mi>y</mi>
                  <mi>'</mi>
                  <mrow>
                    <mi>'</mi>
                    <mo stretchy="false">+</mo>
                    <mn>5</mn>
                  </mrow>
                  <mi>y</mi>
                  <mi>'</mi>
                </mrow>
                <mo stretchy="false">+</mo>
                <mn>6</mn>
              </mrow>
              <mi>y</mi>
            </mrow>
            <mrow>
              <mspace width="2em"/>
              <mo stretchy="false">=</mo>
              <mspace width="2em"/>
            </mrow>
            <mrow>
              <mi>x</mi>
              <mrow>
                <mi>'</mi>
                <mo stretchy="false">+</mo>
                <mn>5</mn>
              </mrow>
              <mi>x</mi>
            </mrow>
          </mrow>
        </mtd>
      </mtr>
      <mtr>
        <mtd>
          <mrow/>
        </mtd>
      </mtr>
      <mtr>
        <mtd>
          <mrow>
            <mi>b</mi>
            <mn>.</mn>
            <mspace width="2em"/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  <mspace width="4em"/>
            <mi>X</mi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n>1</mn>
              <mrow>
                <mi>s</mi>
                <mo stretchy="false">+</mo>
                <mn>3</mn>
              </mrow>
            </mfrac>
          </mrow>
        </mtd>
      </mtr>
      <mtr>
        <mtd>
          <mrow/>
        </mtd>
      </mtr>
      <mtr>
        <mtd>
          <mrow>
            <mi>Y</mi>
            <mrow>
              <mrow>
                <mo fence="true" form="prefix" stretchy="true">(</mo>
                <mrow>
                  <mi>s</mi>
                </mrow>
                <mo fence="true" form="postfix" stretchy="true">)</mo>
              </mrow>
              <mo stretchy="false">⋅</mo>
              <mrow>
                <mo fence="true" form="prefix" stretchy="true">(</mo>
                <mrow>
                  <mrow>
                    <mrow>
                      <mi>s</mi>
                      <mrow>
                        <mn>²</mn>
                        <mo stretchy="false">+</mo>
                        <mn>5</mn>
                      </mrow>
                      <mi>s</mi>
                    </mrow>
                    <mo stretchy="false">+</mo>
                    <mn>6</mn>
                  </mrow>
                </mrow>
                <mo fence="true" form="postfix" stretchy="true">)</mo>
              </mrow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frac>
                    <mn>1</mn>
                    <mrow>
                      <mi>s</mi>
                      <mo stretchy="false">+</mo>
                      <mn>3</mn>
                    </mrow>
                  </mfrac>
                </mrow>
                <mo fence="true" form="postfix" stretchy="true">)</mo>
              </mrow>
              <mo stretchy="false">⋅</mo>
              <mrow>
                <mo fence="true" form="prefix" stretchy="true">(</mo>
                <mrow>
                  <mrow>
                    <mi>s</mi>
                    <mo stretchy="false">+</mo>
                    <mn>5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i>s</mi>
                <mo stretchy="false">+</mo>
                <mn>5</mn>
              </mrow>
              <mrow>
                <mrow>
                  <mo fence="true" form="prefix" stretchy="true">(</mo>
                  <mrow>
                    <mrow>
                      <mrow>
                        <mi>s</mi>
                        <mrow>
                          <mn>²</mn>
                          <mo stretchy="false">+</mo>
                          <mn>5</mn>
                        </mrow>
                        <mi>s</mi>
                      </mrow>
                      <mo stretchy="false">+</mo>
                      <mn>6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  <mfrac>
              <mrow>
                <mi>s</mi>
                <mo stretchy="false">+</mo>
                <mn>5</mn>
              </mrow>
              <mrow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</mrow>
            </mfrac>
          </mrow>
        </mtd>
      </mtr>
      <mtr>
        <mtd>
          <mrow/>
        </mtd>
      </mtr>
      <mtr>
        <mtd>
          <mrow>
            <mrow>
              <mi>s</mi>
              <mo stretchy="false">+</mo>
              <mn>5</mn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2</mn>
                  </mrow>
                </mrow>
                <mo fence="true" form="postfix" stretchy="true">)</mo>
              </mrow>
              <mo stretchy="false">+</mo>
              <mi>C</mi>
            </mrow>
            <mrow>
              <mo fence="true" form="prefix" stretchy="true">(</mo>
              <mrow>
                <mrow>
                  <mi>s</mi>
                  <mo stretchy="false">+</mo>
                  <mn>2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row>
                <mspace width="2em"/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n>2</mn>
            <mrow>
              <mspace width="2em"/>
              <mo stretchy="false">=</mo>
              <mspace width="2em"/>
            </mrow>
            <mrow>
              <mn>0</mn>
              <mo stretchy="false">+</mo>
              <mn>0</mn>
              <mo stretchy="false">+</mo>
              <mi>C</mi>
            </mrow>
            <mrow>
              <mo fence="true" form="prefix" stretchy="true">(</mo>
              <mrow>
                <mrow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>
            <mi>C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/>
        </mtd>
      </mtr>
      <mtr>
        <mtd>
          <mrow>
            <mrow>
              <mi>s</mi>
              <mo stretchy="false">+</mo>
              <mn>5</mn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2</mn>
                  </mrow>
                </mrow>
                <mo fence="true" form="postfix" stretchy="true">)</mo>
              </mrow>
              <mo stretchy="false">−</mo>
              <mn>2</mn>
            </mrow>
            <mrow>
              <mo fence="true" form="prefix" stretchy="true">(</mo>
              <mrow>
                <mrow>
                  <mi>s</mi>
                  <mo stretchy="false">+</mo>
                  <mn>2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/>
        </mtd>
      </mtr>
      <mtr>
        <mtd>
          <mrow>
            <mn>3</mn>
            <mrow>
              <mspace width="2em"/>
              <mo stretchy="false">=</mo>
              <mspace width="2em"/>
            </mrow>
            <mi>A</mi>
            <mrow>
              <mrow>
                <mo fence="true" form="prefix" stretchy="true">(</mo>
                <mrow>
                  <mn>1</mn>
                </mrow>
                <mo fence="true" form="postfix" stretchy="true">)</mo>
              </mrow>
              <mo stretchy="false">+</mo>
              <mn>0</mn>
            </mrow>
          </mrow>
        </mtd>
      </mtr>
      <mtr>
        <mtd>
          <mrow>
            <mi>A</mi>
            <mrow>
              <mspace width="2em"/>
              <mo stretchy="false">=</mo>
              <mspace width="2em"/>
            </mrow>
            <mn>3</mn>
          </mrow>
        </mtd>
      </mtr>
      <mtr>
        <mtd>
          <mrow/>
        </mtd>
      </mtr>
      <mtr>
        <mtd>
          <mrow>
            <mrow>
              <mi>s</mi>
              <mo stretchy="false">+</mo>
              <mn>5</mn>
            </mrow>
            <mrow>
              <mspace width="2em"/>
              <mo stretchy="false">=</mo>
              <mspace width="2em"/>
            </mrow>
            <mn>3</mn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2</mn>
                  </mrow>
                </mrow>
                <mo fence="true" form="postfix" stretchy="true">)</mo>
              </mrow>
              <mo stretchy="false">−</mo>
              <mn>2</mn>
            </mrow>
            <mrow>
              <mo fence="true" form="prefix" stretchy="true">(</mo>
              <mrow>
                <mrow>
                  <mi>s</mi>
                  <mo stretchy="false">+</mo>
                  <mn>2</mn>
                </mrow>
              </mrow>
              <mo fence="true" form="postfix" stretchy="true">)</mo>
            </mrow>
          </mrow>
        </mtd>
      </mtr>
      <mtr>
        <mtd>
          <mrow>
            <mi>s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n>5</mn>
            <mrow>
              <mspace width="2em"/>
              <mo stretchy="false">=</mo>
              <mspace width="2em"/>
            </mrow>
            <mrow>
              <mn>23</mn>
              <mo stretchy="false">+</mo>
              <mrow>
                <mi>B</mi>
                <mo stretchy="false">⋅</mo>
                <mn>6</mn>
              </mrow>
            </mrow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n>5</mn>
                <mo stretchy="false">−</mo>
                <mn>23</mn>
              </mrow>
              <mn>6</mn>
            </mfrac>
            <mrow>
              <mspace width="2em"/>
              <mo stretchy="false">=</mo>
              <mrow>
                <mspace width="2em"/>
                <mo stretchy="false">−</mo>
                <mfrac>
                  <mn>18</mn>
                  <mn>6</mn>
                </mfrac>
              </mrow>
              <mo stretchy="false">=</mo>
              <mrow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frac>
              <mn>3</mn>
              <mrow>
                <mi>s</mi>
                <mo stretchy="false">+</mo>
                <mn>2</mn>
              </mrow>
            </mfrac>
            <mo stretchy="false">−</mo>
            <mfrac>
              <mn>3</mn>
              <mrow>
                <mi>s</mi>
                <mo stretchy="false">+</mo>
                <mn>3</mn>
              </mrow>
            </mfrac>
            <mo stretchy="false">−</mo>
            <mfrac>
              <mn>2</mn>
              <mrow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  <mn>²</mn>
              </mrow>
            </mfrac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n>3</mn>
                      <mo stretchy="false">⋅</mo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o stretchy="false">⋅</mo>
                          <mi>t</mi>
                        </mrow>
                      </msup>
                    </mrow>
                    <mo stretchy="false">−</mo>
                    <mrow>
                      <mn>3</mn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</mrow>
                    <mo stretchy="false">−</mo>
                    <mrow>
                      <mn>2</mn>
                      <mo stretchy="false">⋅</mo>
                      <mi>t</mi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H left ( s right ) { ~ = ~ } { { s + 5 } over { s ² { ~ + ~ } 5 s { ~ + ~ } 6 } } } newline { } newline { a . ~ eq ~ dif } newline { } newline { { { { y ' { ' + 5 } y ' } + 6 } y } { ~ = ~ } { x { ' + 5 } x } } newline { } newline { b . ~ x left ( t right ) { ~ = ~ } { e ^ { - 3 cdot t } cdot u } left ( t right ) } newline { } newline { x left ( t right ) { ~ = ~ } { e ^ { - 3 cdot t } cdot u } left ( t right ) ~~ X left ( s right ) { ~ = ~ } { 1 over { s + 3 } } } newline { } newline { Y { left ( s right ) cdot left ( { { s { ² + 5 } s } + 6 } right ) } { ~ = ~ } { left ( { 1 over { s + 3 } } right ) cdot left ( { s + 5 } right ) } } newline { } newline { Y left ( s right ) { ~ = ~ } { { s + 5 } over { left ( { { s { ² + 5 } s } + 6 } right ) left ( { s + 3 } right ) } } { ~ = ~ } { { s + 5 } over { left ( { s + 3 } right ) left ( { s + 2 } right ) left ( { s + 3 } right ) } } } newline { } newline { { s + 5 } { ~ = ~ } A left ( { s + 3 } right ) { ² + B } left ( { s + 3 } right ) { left ( { s + 2 } right ) + C } left ( { s + 2 } right ) } newline { } newline { s { ~ = { ~ - 3 } } } newline { } newline { 2 { ~ = ~ } { { 0 + 0 } + C } left ( - 1 right ) } newline { C { ~ = { ~ - 2 } } } newline { } newline { { s + 5 } { ~ = ~ } A left ( { s + 3 } right ) { ² + B } left ( { s + 3 } right ) { left ( { s + 2 } right ) - 2 } left ( { s + 2 } right ) } newline { } newline { s { ~ = { ~ - 2 } } } newline { } newline { 3 { ~ = ~ } A { left ( 1 right ) + 0 } } newline { A { ~ = ~ } 3 } newline { } newline { { s + 5 } { ~ = ~ } 3 left ( { s + 3 } right ) { ² + B } left ( { s + 3 } right ) { left ( { s + 2 } right ) - 2 } left ( { s + 2 } right ) } newline { s { ~ = ~ } 0 } newline { } newline { 5 { ~ = ~ } { 23 + { B cdot 6 } } } newline { B { ~ = ~ } { { 5 - 23 } over 6 } { { ~ = { ~ - { 18 over 6 } } } = - 3 } } newline { } newline { { { 3 over { s + 2 } } - { 3 over { s + 3 } } } - { 2 over { left ( { s + 3 } right ) ² } } } newline { } newline { y left ( t right ) { ~ = ~ } { left ( { { { 3 cdot e ^ { - 2 cdot t } } - { 3 cdot e ^ { - 3 cdot t } } } - { { 2 cdot t } cdot e ^ { - 3 cdot t } } } right ) cdot u } left ( t right )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7:44:24.593000000</meta:creation-date>
    <dc:date>2024-10-24T17:45:59.303000000</dc:date>
    <meta:editing-duration>PT1M34S</meta:editing-duration>
    <meta:editing-cycles>2</meta:editing-cycles>
    <meta:generator>LibreOffice/24.2.3.2$Windows_X86_64 LibreOffice_project/433d9c2ded56988e8a90e6b2e771ee4e6a5ab2ba</meta:generator>
  </office:meta>
</office:document-meta>
</file>